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DatenmodellPerson" style:family="table">
      <style:table-properties style:width="17cm" table:align="margins"/>
    </style:style>
    <style:style style:name="DatenmodellPerson.A" style:family="table-column">
      <style:table-column-properties style:column-width="2.794cm" style:rel-column-width="10770*"/>
    </style:style>
    <style:style style:name="DatenmodellPerson.B" style:family="table-column">
      <style:table-column-properties style:column-width="4.403cm" style:rel-column-width="16971*"/>
    </style:style>
    <style:style style:name="DatenmodellPerson.C" style:family="table-column">
      <style:table-column-properties style:column-width="9.804cm" style:rel-column-width="37794*"/>
    </style:style>
    <style:style style:name="DatenmodellPerson.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DatenmodellPerson.C1" style:family="table-cell">
      <style:table-cell-properties fo:background-color="transparent" fo:padding="0.097cm" fo:border="0.5pt solid #000000" style:writing-mode="page">
        <style:background-image/>
      </style:table-cell-properties>
    </style:style>
    <style:style style:name="DatenmodellPerson.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DatenmodellPerson.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DatenmodellVertrag" style:family="table">
      <style:table-properties style:width="17cm" table:align="margins"/>
    </style:style>
    <style:style style:name="DatenmodellVertrag.A" style:family="table-column">
      <style:table-column-properties style:column-width="2.794cm" style:rel-column-width="10770*"/>
    </style:style>
    <style:style style:name="DatenmodellVertrag.B" style:family="table-column">
      <style:table-column-properties style:column-width="4.403cm" style:rel-column-width="16971*"/>
    </style:style>
    <style:style style:name="DatenmodellVertrag.C" style:family="table-column">
      <style:table-column-properties style:column-width="9.804cm" style:rel-column-width="37794*"/>
    </style:style>
    <style:style style:name="DatenmodellVertrag.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DatenmodellVertrag.C1" style:family="table-cell">
      <style:table-cell-properties fo:background-color="transparent" fo:padding="0.097cm" fo:border="0.5pt solid #000000" style:writing-mode="page">
        <style:background-image/>
      </style:table-cell-properties>
    </style:style>
    <style:style style:name="DatenmodellVertrag.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DatenmodellVertrag.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DatenmodellBuchungen" style:family="table">
      <style:table-properties style:width="17cm" table:align="margins"/>
    </style:style>
    <style:style style:name="DatenmodellBuchungen.A" style:family="table-column">
      <style:table-column-properties style:column-width="2.794cm" style:rel-column-width="10770*"/>
    </style:style>
    <style:style style:name="DatenmodellBuchungen.B" style:family="table-column">
      <style:table-column-properties style:column-width="4.403cm" style:rel-column-width="16971*"/>
    </style:style>
    <style:style style:name="DatenmodellBuchungen.C" style:family="table-column">
      <style:table-column-properties style:column-width="9.804cm" style:rel-column-width="37794*"/>
    </style:style>
    <style:style style:name="DatenmodellBuchungen.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DatenmodellBuchungen.C1" style:family="table-cell">
      <style:table-cell-properties fo:background-color="transparent" fo:padding="0.097cm" fo:border="0.5pt solid #000000" style:writing-mode="page">
        <style:background-image/>
      </style:table-cell-properties>
    </style:style>
    <style:style style:name="DatenmodellBuchungen.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DatenmodellBuchungen.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2">
      <style:text-properties officeooo:rsid="001de925" officeooo:paragraph-rsid="001de925"/>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79cb1" officeooo:paragraph-rsid="00179cb1"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1abbe" officeooo:paragraph-rsid="0021abbe"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solid" style:text-line-through-type="single" style:font-name="Times New Roman" fo:font-size="12pt" fo:font-style="normal" fo:text-shadow="none" style:text-underline-style="none" fo:font-weight="normal" officeooo:rsid="00179cb1" officeooo:paragraph-rsid="00179cb1"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a71f8" officeooo:paragraph-rsid="001a71f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9369a" officeooo:paragraph-rsid="0019369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0179cb1" officeooo:paragraph-rsid="00179cb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019369a" officeooo:paragraph-rsid="0019369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9369a" officeooo:paragraph-rsid="0019369a"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fe41b" officeooo:paragraph-rsid="001fe41b"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019369a" officeooo:paragraph-rsid="0029288b"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Times New Roman" fo:font-size="12pt" fo:font-style="normal" fo:text-shadow="none" style:text-underline-style="none" fo:font-weight="normal" officeooo:rsid="0019369a" officeooo:paragraph-rsid="0019369a"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9288b" officeooo:paragraph-rsid="0029288b"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9369a" officeooo:paragraph-rsid="0022be26"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17b7b" officeooo:paragraph-rsid="00217b7b"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98a8f" officeooo:paragraph-rsid="00298a8f"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49917" officeooo:paragraph-rsid="00249917"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6355d" officeooo:paragraph-rsid="0026355d" style:font-name-asian="NSimSun" style:font-size-asian="12pt" style:font-style-asian="normal" style:font-weight-asian="normal" style:font-name-complex="Courier New" style:font-size-complex="12pt" style:font-style-complex="normal" style:font-weight-complex="normal" style:text-overline-style="none" style:text-overline-color="font-color"/>
    </style:style>
    <style:style style:name="P20" style:family="paragraph" style:parent-style-name="Heading_20_1">
      <style:text-properties officeooo:rsid="001c2277" officeooo:paragraph-rsid="002b6b10"/>
    </style:style>
    <style:style style:name="T1" style:family="text">
      <style:text-properties officeooo:rsid="00217b7b"/>
    </style:style>
    <style:style style:name="T2" style:family="text">
      <style:text-properties officeooo:rsid="0029288b"/>
    </style:style>
    <style:style style:name="T3" style:family="text">
      <style:text-properties officeooo:rsid="00298a8f"/>
    </style:style>
    <style:style style:name="T4" style:family="text">
      <style:text-properties officeooo:rsid="002499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enmodell</text:h>
      <text:h text:style-name="P1" text:outline-level="2">DKGeber</text:h>
      <table:table table:name="DatenmodellPerson" table:style-name="DatenmodellPerson">
        <table:table-column table:style-name="DatenmodellPerson.A"/>
        <table:table-column table:style-name="DatenmodellPerson.B"/>
        <table:table-column table:style-name="DatenmodellPerson.C"/>
        <table:table-row>
          <table:table-cell table:style-name="DatenmodellPerson.A1" office:value-type="string">
            <text:p text:style-name="P2">Name</text:p>
          </table:table-cell>
          <table:table-cell table:style-name="DatenmodellPerson.A1" office:value-type="string">
            <text:p text:style-name="P2">Typ</text:p>
          </table:table-cell>
          <table:table-cell table:style-name="DatenmodellPerson.C1" office:value-type="string">
            <text:p text:style-name="P2">Kommentar</text:p>
          </table:table-cell>
        </table:table-row>
        <table:table-row>
          <table:table-cell table:style-name="DatenmodellPerson.A2" office:value-type="string">
            <text:p text:style-name="P2">Id</text:p>
          </table:table-cell>
          <table:table-cell table:style-name="DatenmodellPerson.A2" office:value-type="string">
            <text:p text:style-name="P2">Integer</text:p>
          </table:table-cell>
          <table:table-cell table:style-name="DatenmodellPerson.C2" office:value-type="string">
            <text:p text:style-name="P2">Primärschlüssel</text:p>
          </table:table-cell>
        </table:table-row>
        <table:table-row>
          <table:table-cell table:style-name="DatenmodellPerson.A2" office:value-type="string">
            <text:p text:style-name="P2">Vorname</text:p>
          </table:table-cell>
          <table:table-cell table:style-name="DatenmodellPerson.A2" office:value-type="string">
            <text:p text:style-name="P2">Text</text:p>
          </table:table-cell>
          <table:table-cell table:style-name="DatenmodellPerson.C2" office:value-type="string">
            <text:p text:style-name="P2">Nicht leer</text:p>
          </table:table-cell>
        </table:table-row>
        <table:table-row>
          <table:table-cell table:style-name="DatenmodellPerson.A2" office:value-type="string">
            <text:p text:style-name="P2">Nachname</text:p>
          </table:table-cell>
          <table:table-cell table:style-name="DatenmodellPerson.A2" office:value-type="string">
            <text:p text:style-name="P2">Text</text:p>
          </table:table-cell>
          <table:table-cell table:style-name="DatenmodellPerson.C2" office:value-type="string">
            <text:p text:style-name="P2">Nicht leer</text:p>
          </table:table-cell>
        </table:table-row>
        <table:table-row>
          <table:table-cell table:style-name="DatenmodellPerson.A2" office:value-type="string">
            <text:p text:style-name="P2">Straße</text:p>
          </table:table-cell>
          <table:table-cell table:style-name="DatenmodellPerson.A2" office:value-type="string">
            <text:p text:style-name="P2">Text</text:p>
          </table:table-cell>
          <table:table-cell table:style-name="DatenmodellPerson.C2" office:value-type="string">
            <text:p text:style-name="P2">Nicht leer</text:p>
          </table:table-cell>
        </table:table-row>
        <table:table-row>
          <table:table-cell table:style-name="DatenmodellPerson.A2" office:value-type="string">
            <text:p text:style-name="P2">Plz</text:p>
          </table:table-cell>
          <table:table-cell table:style-name="DatenmodellPerson.A2" office:value-type="string">
            <text:p text:style-name="P2">Integer, 5 stellig</text:p>
          </table:table-cell>
          <table:table-cell table:style-name="DatenmodellPerson.C2" office:value-type="string">
            <text:p text:style-name="P2">Bestenfalls: validiert</text:p>
          </table:table-cell>
        </table:table-row>
        <table:table-row>
          <table:table-cell table:style-name="DatenmodellPerson.A2" office:value-type="string">
            <text:p text:style-name="P2">Stadt</text:p>
          </table:table-cell>
          <table:table-cell table:style-name="DatenmodellPerson.A2" office:value-type="string">
            <text:p text:style-name="P2">Text</text:p>
          </table:table-cell>
          <table:table-cell table:style-name="DatenmodellPerson.C2" office:value-type="string">
            <text:p text:style-name="P2">Bestenfalls aus Plz errechnet</text:p>
          </table:table-cell>
        </table:table-row>
        <table:table-row>
          <table:table-cell table:style-name="DatenmodellPerson.A2" office:value-type="string">
            <text:p text:style-name="P2">IBAN</text:p>
          </table:table-cell>
          <table:table-cell table:style-name="DatenmodellPerson.A2" office:value-type="string">
            <text:p text:style-name="P2">Text</text:p>
          </table:table-cell>
          <table:table-cell table:style-name="DatenmodellPerson.C2" office:value-type="string">
            <text:p text:style-name="P2">Bestenfalls validiert</text:p>
          </table:table-cell>
        </table:table-row>
        <table:table-row>
          <table:table-cell table:style-name="DatenmodellPerson.A2" office:value-type="string">
            <text:p text:style-name="P2">BIC</text:p>
          </table:table-cell>
          <table:table-cell table:style-name="DatenmodellPerson.A2" office:value-type="string">
            <text:p text:style-name="P2">Text</text:p>
          </table:table-cell>
          <table:table-cell table:style-name="DatenmodellPerson.C2" office:value-type="string">
            <text:p text:style-name="P2">Bestenfalls aus IBAN errechnet</text:p>
          </table:table-cell>
        </table:table-row>
      </table:table>
      <text:h text:style-name="Heading_20_2" text:outline-level="2">Vertrag</text:h>
      <table:table table:name="DatenmodellVertrag" table:style-name="DatenmodellVertrag">
        <table:table-column table:style-name="DatenmodellVertrag.A"/>
        <table:table-column table:style-name="DatenmodellVertrag.B"/>
        <table:table-column table:style-name="DatenmodellVertrag.C"/>
        <table:table-row>
          <table:table-cell table:style-name="DatenmodellVertrag.A1" office:value-type="string">
            <text:p text:style-name="P2">Id</text:p>
          </table:table-cell>
          <table:table-cell table:style-name="DatenmodellVertrag.A1" office:value-type="string">
            <text:p text:style-name="P2">Integer</text:p>
          </table:table-cell>
          <table:table-cell table:style-name="DatenmodellVertrag.C1" office:value-type="string">
            <text:p text:style-name="P2">Primärschlüssel</text:p>
          </table:table-cell>
        </table:table-row>
        <table:table-row>
          <table:table-cell table:style-name="DatenmodellVertrag.A2" office:value-type="string">
            <text:p text:style-name="P2">Personen-Id</text:p>
          </table:table-cell>
          <table:table-cell table:style-name="DatenmodellVertrag.A2" office:value-type="string">
            <text:p text:style-name="P2">Referenz</text:p>
          </table:table-cell>
          <table:table-cell table:style-name="DatenmodellVertrag.C2" office:value-type="string">
            <text:p text:style-name="P3"/>
          </table:table-cell>
        </table:table-row>
        <table:table-row>
          <table:table-cell table:style-name="DatenmodellVertrag.A2" office:value-type="string">
            <text:p text:style-name="P2">Kennung</text:p>
          </table:table-cell>
          <table:table-cell table:style-name="DatenmodellVertrag.A2" office:value-type="string">
            <text:p text:style-name="P2">Text</text:p>
          </table:table-cell>
          <table:table-cell table:style-name="DatenmodellVertrag.C2" office:value-type="string">
            <text:p text:style-name="P2">Zum internen Gebrauch</text:p>
          </table:table-cell>
        </table:table-row>
        <table:table-row>
          <table:table-cell table:style-name="DatenmodellVertrag.A2" office:value-type="string">
            <text:p text:style-name="P2">Betrag</text:p>
          </table:table-cell>
          <table:table-cell table:style-name="DatenmodellVertrag.A2" office:value-type="string">
            <text:p text:style-name="P2">Real</text:p>
          </table:table-cell>
          <table:table-cell table:style-name="DatenmodellVertrag.C2" office:value-type="string">
            <text:p text:style-name="P2">In Euro, 2 Nachkommastellen</text:p>
          </table:table-cell>
        </table:table-row>
        <table:table-row>
          <table:table-cell table:style-name="DatenmodellVertrag.A2" office:value-type="string">
            <text:p text:style-name="P2">Wert</text:p>
          </table:table-cell>
          <table:table-cell table:style-name="DatenmodellVertrag.A2" office:value-type="string">
            <text:p text:style-name="P2">Real</text:p>
          </table:table-cell>
          <table:table-cell table:style-name="DatenmodellVertrag.C2" office:value-type="string">
            <text:p text:style-name="P2">In Euro, 2 Nachkommastellen</text:p>
            <text:p text:style-name="P2">Errechnet sich aus Betrag und Zinsen, falls tesaurierend</text:p>
          </table:table-cell>
        </table:table-row>
        <table:table-row>
          <table:table-cell table:style-name="DatenmodellVertrag.A2" office:value-type="string">
            <text:p text:style-name="P2">ZSatz</text:p>
          </table:table-cell>
          <table:table-cell table:style-name="DatenmodellVertrag.A2" office:value-type="string">
            <text:p text:style-name="P2">Real</text:p>
          </table:table-cell>
          <table:table-cell table:style-name="DatenmodellVertrag.C2" office:value-type="string">
            <text:p text:style-name="P2">Dezimal, 0,01 entspricht 1%, 4 stellig</text:p>
          </table:table-cell>
        </table:table-row>
        <table:table-row>
          <table:table-cell table:style-name="DatenmodellVertrag.A2" office:value-type="string">
            <text:p text:style-name="P2">Tesaurierend</text:p>
          </table:table-cell>
          <table:table-cell table:style-name="DatenmodellVertrag.A2" office:value-type="string">
            <text:p text:style-name="P4">Integer</text:p>
          </table:table-cell>
          <table:table-cell table:style-name="DatenmodellVertrag.C2" office:value-type="string">
            <text:p text:style-name="P2">Ja → Zinsen werden jährlich zum Wert hinzuaddiert</text:p>
          </table:table-cell>
        </table:table-row>
        <table:table-row>
          <table:table-cell table:style-name="DatenmodellVertrag.A2" office:value-type="string">
            <text:p text:style-name="P2">Datum</text:p>
          </table:table-cell>
          <table:table-cell table:style-name="DatenmodellVertrag.A2" office:value-type="string">
            <text:p text:style-name="P2">Text / Datum</text:p>
          </table:table-cell>
          <table:table-cell table:style-name="DatenmodellVertrag.C2" office:value-type="string">
            <text:p text:style-name="P2">Datum auf dem Vertrag, irrelevant f. Berechnungen</text:p>
          </table:table-cell>
        </table:table-row>
        <table:table-row>
          <table:table-cell table:style-name="DatenmodellVertrag.A2" office:value-type="string">
            <text:p text:style-name="P5">LaufzAnfang</text:p>
          </table:table-cell>
          <table:table-cell table:style-name="DatenmodellVertrag.A2" office:value-type="string">
            <text:p text:style-name="P5">Text / Datum</text:p>
          </table:table-cell>
          <table:table-cell table:style-name="DatenmodellVertrag.C2" office:value-type="string">
            <text:p text:style-name="P5">Datum Geldeingang</text:p>
            <text:p text:style-name="P5">Start der Zinsberechnung im ersten Jahr der Laufzeit</text:p>
            <text:p text:style-name="P6">kann über LetzterZins abgebildet werden</text:p>
          </table:table-cell>
        </table:table-row>
        <table:table-row>
          <table:table-cell table:style-name="DatenmodellVertrag.A2" office:value-type="string">
            <text:p text:style-name="P7">Aktiv</text:p>
          </table:table-cell>
          <table:table-cell table:style-name="DatenmodellVertrag.A2" office:value-type="string">
            <text:p text:style-name="P7">Bool</text:p>
          </table:table-cell>
          <table:table-cell table:style-name="DatenmodellVertrag.C2" office:value-type="string">
            <text:p text:style-name="P7">Nach Vertragsende und vor Geldengang „false“</text:p>
          </table:table-cell>
        </table:table-row>
        <table:table-row>
          <table:table-cell table:style-name="DatenmodellVertrag.A2" office:value-type="string">
            <text:p text:style-name="P2">LaufzEnde</text:p>
          </table:table-cell>
          <table:table-cell table:style-name="DatenmodellVertrag.A2" office:value-type="string">
            <text:p text:style-name="P2">Text / Datum</text:p>
          </table:table-cell>
          <table:table-cell table:style-name="DatenmodellVertrag.C2" office:value-type="string">
            <text:p text:style-name="P2">31.12.3000 für unbegrenzte Verträge, sonst das geplante Vertragsende</text:p>
          </table:table-cell>
        </table:table-row>
        <table:table-row>
          <table:table-cell table:style-name="DatenmodellVertrag.A2" office:value-type="string">
            <text:p text:style-name="P2">LetzteZinsberechnung</text:p>
          </table:table-cell>
          <table:table-cell table:style-name="DatenmodellVertrag.A2" office:value-type="string">
            <text:p text:style-name="P2">Text / Datum</text:p>
          </table:table-cell>
          <table:table-cell table:style-name="DatenmodellVertrag.C2" office:value-type="string">
            <text:p text:style-name="P8">Datum der letzten Zinsenbuchung, meist Jahresende des letzten Jahres. </text:p>
            <text:p text:style-name="P8">Bei Vertragsauflösung → Auflösedatum</text:p>
            <text:p text:style-name="P9">Bei Teilauszahlungen oder Vertragserweiterungen beginnt die nächste Zinsberechnung an diesem Datum</text:p>
          </table:table-cell>
        </table:table-row>
      </table:table>
      <text:h text:style-name="Heading_20_2" text:outline-level="2">Buchungen</text:h>
      <table:table table:name="DatenmodellBuchungen" table:style-name="DatenmodellBuchungen">
        <table:table-column table:style-name="DatenmodellBuchungen.A"/>
        <table:table-column table:style-name="DatenmodellBuchungen.B"/>
        <table:table-column table:style-name="DatenmodellBuchungen.C"/>
        <table:table-row>
          <table:table-cell table:style-name="DatenmodellBuchungen.A1" office:value-type="string">
            <text:p text:style-name="P10">Id</text:p>
          </table:table-cell>
          <table:table-cell table:style-name="DatenmodellBuchungen.A1" office:value-type="string">
            <text:p text:style-name="P10">Integer</text:p>
          </table:table-cell>
          <table:table-cell table:style-name="DatenmodellBuchungen.C1" office:value-type="string">
            <text:p text:style-name="P10">Primärschlüssel</text:p>
          </table:table-cell>
        </table:table-row>
        <table:table-row>
          <table:table-cell table:style-name="DatenmodellBuchungen.A2" office:value-type="string">
            <text:p text:style-name="P10">VertragId</text:p>
          </table:table-cell>
          <table:table-cell table:style-name="DatenmodellBuchungen.A2" office:value-type="string">
            <text:p text:style-name="P10">Referenz</text:p>
          </table:table-cell>
          <table:table-cell table:style-name="DatenmodellBuchungen.C2" office:value-type="string">
            <text:p text:style-name="P11">Nach Vertrag.Id</text:p>
          </table:table-cell>
        </table:table-row>
        <text:soft-page-break/>
        <table:table-row>
          <table:table-cell table:style-name="DatenmodellBuchungen.A2" office:value-type="string">
            <text:p text:style-name="P11">Betrag</text:p>
          </table:table-cell>
          <table:table-cell table:style-name="DatenmodellBuchungen.A2" office:value-type="string">
            <text:p text:style-name="P11">Real</text:p>
          </table:table-cell>
          <table:table-cell table:style-name="DatenmodellBuchungen.C2" office:value-type="string">
            <text:p text:style-name="P11">Geldbetrag, der gebucht wird</text:p>
          </table:table-cell>
        </table:table-row>
        <table:table-row>
          <table:table-cell table:style-name="DatenmodellBuchungen.A2" office:value-type="string">
            <text:p text:style-name="P10">Datum</text:p>
          </table:table-cell>
          <table:table-cell table:style-name="DatenmodellBuchungen.A2" office:value-type="string">
            <text:p text:style-name="P10">Text / Datum</text:p>
          </table:table-cell>
          <table:table-cell table:style-name="DatenmodellBuchungen.C2" office:value-type="string">
            <text:p text:style-name="P10">Buchungsdatum, z.B. 1.1.yyyy für reg. Zinszahlungen</text:p>
          </table:table-cell>
        </table:table-row>
        <table:table-row>
          <table:table-cell table:style-name="DatenmodellBuchungen.A2" office:value-type="string">
            <text:p text:style-name="P10">Buchungsart</text:p>
          </table:table-cell>
          <table:table-cell table:style-name="DatenmodellBuchungen.A2" office:value-type="string">
            <text:p text:style-name="P10">Enum (Integer)</text:p>
          </table:table-cell>
          <table:table-cell table:style-name="DatenmodellBuchungen.C2" office:value-type="string">
            <text:p text:style-name="P12"><text:span text:style-name="T1">1: </text:span>Einzahlung <text:span text:style-name="T2">(Initialer Geldeingang, Einzahlung – <text:s/>ggf. zusammen mit unterjähriger Zinsanrechnung (Buchungsart 4) für Thesaurierende Verträge</text:span></text:p>
            <text:p text:style-name="P13"><text:span text:style-name="T1">2: </text:span>Auszahlung Teilauszahlung, <text:span text:style-name="T2">Für thesaurierende Verträge zusammen mit unterjähriger Zinsanrechnung (Buchungsart 4). Für Auszahlende Verträge </text:span><text:span text:style-name="T3">zusammen mit einer Zinsanrechnung (Buchungsart 4) und – auf Wunsch – einer Auszahlung der Zinsen (Buchungsart 2).</text:span></text:p>
            <text:p text:style-name="P10"><text:span text:style-name="T1">4: unterjährige </text:span>Zins<text:span text:style-name="T3">an</text:span>rechnung <text:span text:style-name="T2">(bei Ein- oder Auszahlungen)</text:span></text:p>
            <text:p text:style-name="P14">8: Jahreszinsanrechnung. <text:span text:style-name="T3">Bei Auszahlenden Verträgen in Verbindung mit einer Auszahlung (Buchungsart 2).</text:span></text:p>
            <text:p text:style-name="P15"><text:s/><text:span text:style-name="T2">Eine </text:span>Vertragsauflösung <text:span text:style-name="T2">wird gebucht als Zinsa</text:span><text:span text:style-name="T3">n</text:span><text:span text:style-name="T2">rechnung (Buchungsart 4) und Auszahlung (Buchungsart 2)</text:span></text:p>
            <text:p text:style-name="P16">8: Jahreszinsberechnung</text:p>
            <text:p text:style-name="P17">16 : Beginn der Zinszahlung. Diese Buchung kann nur bei Verträgen auftreten, für die eine verzögerte Zinszahlung vereinbart wurde. Der Wert der Buchung ist immer 0. Das Datum der Buchung signalisiert den Beginn der Zinszahlung</text:p>
          </table:table-cell>
        </table:table-row>
        <table:table-row>
          <table:table-cell table:style-name="DatenmodellBuchungen.A2" office:value-type="string">
            <text:p text:style-name="P10">Ü<text:span text:style-name="T4">berschrieben</text:span></text:p>
          </table:table-cell>
          <table:table-cell table:style-name="DatenmodellBuchungen.A2" office:value-type="string">
            <text:p text:style-name="P18">Text / Datum</text:p>
          </table:table-cell>
          <table:table-cell table:style-name="DatenmodellBuchungen.C2" office:value-type="string">
            <text:p text:style-name="P19">Datum der letzten Korrektur dieser Buchung. 1900-01-01 falls nie geändert.</text:p>
          </table:table-cell>
        </table:table-row>
        <table:table-row>
          <table:table-cell table:style-name="DatenmodellBuchungen.A2" office:value-type="string">
            <text:p text:style-name="P10">Bemerkung</text:p>
          </table:table-cell>
          <table:table-cell table:style-name="DatenmodellBuchungen.A2" office:value-type="string">
            <text:p text:style-name="P10">Text</text:p>
          </table:table-cell>
          <table:table-cell table:style-name="DatenmodellBuchungen.C2" office:value-type="string">
            <text:p text:style-name="P10">Buchungsart abhängig</text:p>
          </table:table-cell>
        </table:table-row>
      </table:table>
      <text:h text:style-name="P20" text:outline-level="1"/>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9-01T17:45:11.134000000</meta:creation-date>
    <dc:date>2025-11-20T22:10:45.229295400</dc:date>
    <meta:editing-duration>PT7H55M3S</meta:editing-duration>
    <meta:editing-cycles>11</meta:editing-cycles>
    <meta:generator>LibreOffice/25.2.3.2$Windows_x86 LibreOffice_project/bbb074479178df812d175f709636b368952c2ce3</meta:generator>
    <meta:document-statistic meta:table-count="3" meta:image-count="0" meta:object-count="0" meta:page-count="2" meta:paragraph-count="98" meta:word-count="327" meta:character-count="2406" meta:non-whitespace-character-count="2171"/>
  </office:meta>
</office:document-meta>
</file>